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cadia Code" svg:font-family="'Cascadia Code'" style:font-pitch="variable"/>
    <style:font-face style:name="Cascadia Code1" svg:font-family="'Cascadia Code'" style:font-pitch="fixed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onaco" svg:font-family="Monaco" style:font-pitch="variable"/>
    <style:font-face style:name="Monaco1" svg:font-family="Monaco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4.67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81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28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90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52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2.76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76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6.04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13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03cm" fo:min-width="9.60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44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60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4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1.73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86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6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81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19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57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7.71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35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14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3.909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8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00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86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43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7.52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71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90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98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158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2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55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64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20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80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8.71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6.18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269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13.33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847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38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6.78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625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0.11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091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703cm" fo:min-width="14.75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  <style:text-properties style:font-name="Cascadia Code1" fo:language="pt" fo:country="B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style:font-name="Cascadia Code1" fo:font-size="9pt" fo:language="pt" fo:country="BR" style:font-size-asian="9pt" style:font-size-complex="9pt"/>
    </style:style>
    <style:style style:name="P4" style:family="paragraph">
      <loext:graphic-properties draw:fill="none"/>
      <style:paragraph-properties fo:text-align="start" style:writing-mode="lr-tb"/>
      <style:text-properties style:font-name="Cascadia Code1" fo:font-size="8pt" fo:language="pt" fo:country="BR" style:font-size-asian="8pt" style:font-size-complex="8pt"/>
    </style:style>
    <style:style style:name="P5" style:family="paragraph">
      <loext:graphic-properties draw:fill="none"/>
      <style:paragraph-properties fo:text-align="start" style:writing-mode="lr-tb"/>
      <style:text-properties style:font-name="Cascadia Code1" fo:font-size="8pt" fo:language="pt" fo:country="BR" fo:font-style="normal" style:font-size-asian="8pt" style:font-style-asian="normal" style:font-size-complex="8pt" style:font-style-complex="normal"/>
    </style:style>
    <style:style style:name="T1" style:family="text">
      <style:text-properties fo:color="#000000" loext:opacity="100%" style:font-name="Cascadia Code1" fo:font-size="9pt" fo:language="pt" fo:country="BR" fo:font-weight="normal" style:font-size-asian="9pt" style:font-weight-asian="normal" style:font-name-complex="DejaVuSans1" style:font-size-complex="9pt" style:font-weight-complex="normal"/>
    </style:style>
    <style:style style:name="T2" style:family="text">
      <style:text-properties fo:color="#3465a4" loext:opacity="100%" style:font-name="Cascadia Code1" fo:font-size="9pt" fo:language="pt" fo:country="BR" fo:font-weight="normal" style:font-size-asian="9pt" style:font-weight-asian="normal" style:font-name-complex="Monaco1" style:font-size-complex="9pt" style:font-weight-complex="normal"/>
    </style:style>
    <style:style style:name="T3" style:family="text">
      <style:text-properties fo:color="#000000" loext:opacity="100%" style:font-name="Cascadia Code1" fo:font-size="9pt" fo:language="pt" fo:country="BR" fo:font-weight="normal" style:font-size-asian="9pt" style:font-weight-asian="normal" style:font-name-complex="Monaco1" style:font-size-complex="9pt" style:font-weight-complex="normal"/>
    </style:style>
    <style:style style:name="T4" style:family="text">
      <style:text-properties fo:color="#000000" loext:opacity="100%" style:font-name="Cascadia Code1" fo:font-size="8pt" fo:language="pt" fo:country="BR" fo:font-weight="bold" style:font-size-asian="8pt" style:font-weight-asian="bold" style:font-name-complex="DejaVuSans1" style:font-size-complex="8pt" style:font-weight-complex="bold"/>
    </style:style>
    <style:style style:name="T5" style:family="text">
      <style:text-properties fo:color="#000000" loext:opacity="100%" style:font-name="Cascadia Code1" fo:font-size="8pt" fo:language="pt" fo:country="BR" fo:font-weight="normal" style:font-size-asian="8pt" style:font-weight-asian="normal" style:font-name-complex="DejaVuSans1" style:font-size-complex="8pt" style:font-weight-complex="normal"/>
    </style:style>
    <style:style style:name="T6" style:family="text">
      <style:text-properties fo:color="#000000" loext:opacity="100%" style:font-name="Cascadia Code1" fo:font-size="8pt" fo:language="pt" fo:country="BR" fo:font-style="italic" fo:font-weight="normal" style:font-size-asian="8pt" style:font-style-asian="italic" style:font-weight-asian="normal" style:font-name-complex="DejaVuSans1" style:font-size-complex="8pt" style:font-style-complex="italic" style:font-weight-complex="normal"/>
    </style:style>
    <style:style style:name="T7" style:family="text">
      <style:text-properties fo:color="#3465a4" loext:opacity="100%" style:font-name="Cascadia Code1" fo:font-size="9pt" fo:language="pt" fo:country="BR" fo:font-weight="normal" style:font-size-asian="9pt" style:font-weight-asian="normal" style:font-name-complex="DejaVuSans1" style:font-size-complex="9pt" style:font-weight-complex="normal"/>
    </style:style>
    <style:style style:name="T8" style:family="text">
      <style:text-properties fo:color="#000000" loext:opacity="100%" style:font-name="Cascadia Code1" fo:font-size="8pt" fo:language="pt" fo:country="BR" fo:font-style="normal" fo:font-weight="normal" style:font-size-asian="8pt" style:font-style-asian="normal" style:font-weight-asian="normal" style:font-name-complex="DejaVuSans1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4.248cm" svg:x="0cm" svg:y="3.392cm" svg:viewBox="0 0 21591 24249" draw:points="0,0 21591,0 21591,24249 0,24249">
          <text:p/>
        </draw:polygon>
        <draw:frame draw:style-name="gr2" draw:text-style-name="P3" draw:layer="layout" svg:width="14.671cm" svg:height="0.399cm" svg:x="2.004cm" svg:y="1.225cm">
          <draw:text-box>
            <text:p text:style-name="P2"><text:span text:style-name="T1">Tiago Rinaldi | 27/01/1988 | São Paulo, SP | 14981145355 | trinaldi@gmail.com</text:span></text:p>
          </draw:text-box>
        </draw:frame>
        <draw:frame draw:style-name="gr3" draw:text-style-name="P3" draw:layer="layout" svg:width="7.813cm" svg:height="0.399cm" svg:x="2.004cm" svg:y="1.771cm">
          <draw:text-box>
            <text:p text:style-name="P2"><text:span text:style-name="T2">[tiago@tiago-linuxbox:~]$</text:span><text:span text:style-name="T3"> ls -l | grep ^-</text:span></text:p>
          </draw:text-box>
        </draw:frame>
        <draw:frame draw:style-name="gr4" draw:text-style-name="P3" draw:layer="layout" svg:width="10.289cm" svg:height="0.399cm" svg:x="2.004cm" svg:y="2.369cm">
          <draw:text-box>
            <text:p text:style-name="P2"><text:span text:style-name="T1">-rw-rw-r-- <text:s/>1 tiago tiago <text:s text:c="3"/>3 Abr 5 <text:s text:c="2"/>11:46 contato </text:span></text:p>
          </draw:text-box>
        </draw:frame>
        <draw:frame draw:style-name="gr5" draw:text-style-name="P3" draw:layer="layout" svg:width="9.908cm" svg:height="0.399cm" svg:x="2.004cm" svg:y="2.786cm">
          <draw:text-box>
            <text:p text:style-name="P2"><text:span text:style-name="T1">-rw-rw-r-- <text:s/>1 tiago tiago <text:s/>138 Abr 5 20:11 educacao </text:span></text:p>
          </draw:text-box>
        </draw:frame>
        <draw:frame draw:style-name="gr6" draw:text-style-name="P3" draw:layer="layout" svg:width="9.527cm" svg:height="0.399cm" svg:x="2.004cm" svg:y="3.276cm">
          <draw:text-box>
            <text:p text:style-name="P2"><text:span text:style-name="T1">-rw-rw-r-- <text:s/>1 tiago tiago <text:s/>166 Fev 5 20:12 skills </text:span></text:p>
          </draw:text-box>
        </draw:frame>
        <draw:frame draw:style-name="gr7" draw:text-style-name="P3" draw:layer="layout" svg:width="12.766cm" svg:height="0.399cm" svg:x="2.004cm" svg:y="3.714cm">
          <draw:text-box>
            <text:p text:style-name="P2"><text:span text:style-name="T1">-rw-rw-r-- <text:s/>1 tiago tiago <text:s/>364 Fev 5 20:04 experiencia_profissional</text:span></text:p>
          </draw:text-box>
        </draw:frame>
        <draw:frame draw:style-name="gr8" draw:text-style-name="P3" draw:layer="layout" svg:width="10.247cm" svg:height="0.399cm" svg:x="1.983cm" svg:y="4.203cm">
          <draw:text-box>
            <text:p text:style-name="P2"><text:span text:style-name="T2">[tiago@tiago-linuxbox:~]$</text:span><text:span text:style-name="T3"> more experiencia_profissional</text:span></text:p>
          </draw:text-box>
        </draw:frame>
        <draw:frame draw:style-name="gr9" draw:text-style-name="P4" draw:layer="layout" svg:width="6.047cm" svg:height="0.357cm" svg:x="1.983cm" svg:y="4.785cm">
          <draw:text-box>
            <text:p text:style-name="P2"><text:span text:style-name="T4">2013 - 2014 <text:s/>Computar Sistemas </text:span></text:p>
          </draw:text-box>
        </draw:frame>
        <draw:frame draw:style-name="gr10" draw:text-style-name="P4" draw:layer="layout" svg:width="2.136cm" svg:height="0.357cm" svg:x="1.983cm" svg:y="5.3cm">
          <draw:text-box>
            <text:p text:style-name="P2"><text:span text:style-name="T5"><text:s text:c="12"/></text:span></text:p>
          </draw:text-box>
        </draw:frame>
        <draw:frame draw:style-name="gr11" draw:text-style-name="P4" draw:layer="layout" svg:width="9.603cm" svg:height="0.703cm" svg:x="4.523cm" svg:y="5.2cm">
          <draw:text-box>
            <text:p text:style-name="P2"><text:span text:style-name="T5">Desenvolvimento ERP</text:span></text:p>
            <text:p text:style-name="P2"><text:span text:style-name="T5">‘</text:span><text:span text:style-name="T5">Portar’ código FOXPRO para C# usando WPF/XAML/WebApi </text:span></text:p>
          </draw:text-box>
        </draw:frame>
        <draw:frame draw:style-name="gr12" draw:text-style-name="P4" draw:layer="layout" svg:width="4.447cm" svg:height="0.357cm" svg:x="4.484cm" svg:y="6.438cm">
          <draw:text-box>
            <text:p text:style-name="P2"><text:span text:style-name="T5">Full stack Web Developer.</text:span></text:p>
          </draw:text-box>
        </draw:frame>
        <draw:frame draw:style-name="gr13" draw:text-style-name="P4" draw:layer="layout" svg:width="9.603cm" svg:height="0.357cm" svg:x="4.484cm" svg:y="6.766cm">
          <draw:text-box>
            <text:p text:style-name="P2"><text:span text:style-name="T5">Linguagens utilizadas PHP, Ruby [on Rails], JavaScript</text:span></text:p>
          </draw:text-box>
        </draw:frame>
        <draw:frame draw:style-name="gr14" draw:text-style-name="P4" draw:layer="layout" svg:width="7.47cm" svg:height="0.357cm" svg:x="4.484cm" svg:y="7.098cm">
          <draw:text-box>
            <text:p text:style-name="P2"><text:span text:style-name="T5">(AngularJS 1.4, jQuery), Go[lang], </text:span><text:span text:style-name="T6">et. al</text:span><text:span text:style-name="T5">.</text:span></text:p>
          </draw:text-box>
        </draw:frame>
        <draw:frame draw:style-name="gr15" draw:text-style-name="P4" draw:layer="layout" svg:width="11.737cm" svg:height="0.357cm" svg:x="4.484cm" svg:y="7.426cm">
          <draw:text-box>
            <text:p text:style-name="P2"><text:span text:style-name="T5">Desenvolvimento de </text:span><text:span text:style-name="T5">temas/plugins WordPress, </text:span><text:span text:style-name="T5">Manutenção servidores </text:span></text:p>
          </draw:text-box>
        </draw:frame>
        <draw:frame draw:style-name="gr16" draw:text-style-name="P3" draw:layer="layout" svg:width="6.861cm" svg:height="0.399cm" svg:x="2.004cm" svg:y="18.218cm">
          <draw:text-box>
            <text:p text:style-name="P2"><text:span text:style-name="T2">[tiago@tiago-linuxbox:~]$</text:span><text:span text:style-name="T3"> cat skills</text:span></text:p>
          </draw:text-box>
        </draw:frame>
        <draw:frame draw:style-name="gr17" draw:text-style-name="P3" draw:layer="layout" svg:width="10.67cm" svg:height="0.399cm" svg:x="2.004cm" svg:y="18.738cm">
          <draw:text-box>
            <text:p text:style-name="P2"><text:span text:style-name="T1">Vanilla </text:span><text:span text:style-name="T1">JavaScript </text:span><text:span text:style-name="T1">(ES6+), </text:span><text:span text:style-name="T1">React, </text:span><text:span text:style-name="T1">jQuery </text:span><text:span text:style-name="T1">HTML(5), </text:span><text:span text:style-name="T1">CSS(3)</text:span></text:p>
          </draw:text-box>
        </draw:frame>
        <draw:frame draw:style-name="gr18" draw:text-style-name="P3" draw:layer="layout" svg:width="15.814cm" svg:height="0.399cm" svg:x="2.004cm" svg:y="19.112cm">
          <draw:text-box>
            <text:p text:style-name="P2"><text:span text:style-name="T1">AWS, Linux, MSSQL, MySQL, PostgreSQL, WordPress, Python, PHP, Go, </text:span><text:span text:style-name="T1">Ruby [on Rails]</text:span></text:p>
          </draw:text-box>
        </draw:frame>
        <draw:frame draw:style-name="gr5" draw:text-style-name="P3" draw:layer="layout" svg:width="9.908cm" svg:height="0.399cm" svg:x="2.004cm" svg:y="19.489cm">
          <draw:text-box>
            <text:p text:style-name="P2"><text:span text:style-name="T1">Node.JS, Next.JS, Email Marketing, Windows Phone </text:span><text:span text:style-name="T1">Apps</text:span></text:p>
          </draw:text-box>
        </draw:frame>
        <draw:frame draw:style-name="gr19" draw:text-style-name="P3" draw:layer="layout" svg:width="16.195cm" svg:height="0.399cm" svg:x="2.004cm" svg:y="19.856cm">
          <draw:text-box>
            <text:p text:style-name="P2"><text:span text:style-name="T1">Cordova app at Google Play (AngularJS + Ruby), </text:span><text:span text:style-name="T1">Vi(Vim), REGEX</text:span></text:p>
          </draw:text-box>
        </draw:frame>
        <draw:frame draw:style-name="gr20" draw:text-style-name="P3" draw:layer="layout" svg:width="8.575cm" svg:height="0.399cm" svg:x="2.004cm" svg:y="20.39cm">
          <draw:text-box>
            <text:p text:style-name="P2"><text:span text:style-name="T2">[tiago@tiago-linuxbox:~]$</text:span><text:span text:style-name="T3"> cat skills</text:span></text:p>
          </draw:text-box>
        </draw:frame>
        <draw:frame draw:style-name="gr21" draw:text-style-name="P3" draw:layer="layout" svg:width="17.719cm" svg:height="0.399cm" svg:x="2.004cm" svg:y="20.931cm">
          <draw:text-box>
            <text:p text:style-name="P2"><text:span text:style-name="T1">Other languages: <text:s text:c="2"/>English (Avançado), Spanish (Intermediário), German (Leitura - Iniciante) </text:span></text:p>
          </draw:text-box>
        </draw:frame>
        <draw:frame draw:style-name="gr22" draw:text-style-name="P3" draw:layer="layout" svg:width="3.355cm" svg:height="0.399cm" svg:x="2.004cm" svg:y="21.425cm">
          <draw:text-box>
            <text:p text:style-name="P2"><text:span text:style-name="T1">Cursos Microsoft: </text:span></text:p>
          </draw:text-box>
        </draw:frame>
        <draw:frame draw:style-name="gr23" draw:text-style-name="P3" draw:layer="layout" svg:width="9.146cm" svg:height="0.399cm" svg:x="3.274cm" svg:y="21.795cm">
          <draw:text-box>
            <text:p text:style-name="P2"><text:span text:style-name="T1">10266 | Programming C# With Visual Studio 2010; </text:span></text:p>
          </draw:text-box>
        </draw:frame>
        <draw:frame draw:style-name="gr24" draw:text-style-name="P3" draw:layer="layout" svg:width="13.909cm" svg:height="0.399cm" svg:x="3.274cm" svg:y="22.173cm">
          <draw:text-box>
            <text:p text:style-name="P2"><text:span text:style-name="T1">10267 | Introduction to Web Development with Microsoft Visual Studio 2010</text:span></text:p>
          </draw:text-box>
        </draw:frame>
        <draw:frame draw:style-name="gr25" draw:text-style-name="P3" draw:layer="layout" svg:width="0.383cm" svg:height="0.399cm" svg:x="2.004cm" svg:y="22.543cm">
          <draw:text-box>
            <text:p text:style-name="P2"><text:span text:style-name="T1"><text:s text:c="2"/></text:span></text:p>
          </draw:text-box>
        </draw:frame>
        <draw:frame draw:style-name="gr26" draw:text-style-name="P3" draw:layer="layout" svg:width="8.003cm" svg:height="0.399cm" svg:x="3.274cm" svg:y="22.543cm">
          <draw:text-box>
            <text:p text:style-name="P2"><text:span text:style-name="T1">10774 | Querying Microsoft SQL Server 2012</text:span></text:p>
          </draw:text-box>
        </draw:frame>
        <draw:frame draw:style-name="gr27" draw:text-style-name="P3" draw:layer="layout" svg:width="10.861cm" svg:height="0.399cm" svg:x="3.274cm" svg:y="22.914cm">
          <draw:text-box>
            <text:p text:style-name="P2"><text:span text:style-name="T1">10775 | Administering Microsoft SQL Server 2012 Databases</text:span></text:p>
          </draw:text-box>
        </draw:frame>
        <draw:frame draw:style-name="gr20" draw:text-style-name="P3" draw:layer="layout" svg:width="8.575cm" svg:height="0.399cm" svg:x="3.274cm" svg:y="23.288cm">
          <draw:text-box>
            <text:p text:style-name="P2"><text:span text:style-name="T1">10778 | Implementing <text:s/>Data Models and Reports</text:span></text:p>
          </draw:text-box>
        </draw:frame>
        <draw:frame draw:style-name="gr28" draw:text-style-name="P3" draw:layer="layout" svg:width="7.432cm" svg:height="0.399cm" svg:x="2.004cm" svg:y="23.827cm">
          <draw:text-box>
            <text:p text:style-name="P2"><text:span text:style-name="T2">[tiago@tiago-linuxbox:~]$</text:span><text:span text:style-name="T3"> cat educacao</text:span></text:p>
          </draw:text-box>
        </draw:frame>
        <draw:frame draw:style-name="gr29" draw:text-style-name="P3" draw:layer="layout" svg:width="17.528cm" svg:height="0.399cm" svg:x="2.004cm" svg:y="24.35cm">
          <draw:text-box>
            <text:p text:style-name="P2"><text:span text:style-name="T1">2007-2011 – Bacharel Ciências Biológicas | Universidade de São Paulo (USP) – Ribeirão Preto </text:span></text:p>
          </draw:text-box>
        </draw:frame>
        <draw:frame draw:style-name="gr30" draw:text-style-name="P3" draw:layer="layout" svg:width="5.717cm" svg:height="0.399cm" svg:x="2.004cm" svg:y="25.035cm">
          <draw:text-box>
            <text:p text:style-name="P2"><text:span text:style-name="T7">[tiago@tiago-linuxbox:~]$ </text:span><text:span text:style-name="T1">date</text:span></text:p>
          </draw:text-box>
        </draw:frame>
        <draw:frame draw:style-name="gr31" draw:text-style-name="P3" draw:layer="layout" svg:width="5.908cm" svg:height="0.399cm" svg:x="2.004cm" svg:y="25.546cm">
          <draw:text-box>
            <text:p text:style-name="P2"><text:span text:style-name="T1">Mon Aug 22 08:11:50 AM -03 2022</text:span></text:p>
          </draw:text-box>
        </draw:frame>
        <draw:frame draw:style-name="gr32" draw:text-style-name="P4" draw:layer="layout" svg:width="4.98cm" svg:height="0.357cm" svg:x="1.983cm" svg:y="6.023cm">
          <draw:text-box>
            <text:p text:style-name="P2"><text:span text:style-name="T4">2016 - 2016 <text:s/>Zaez Tecnologia</text:span></text:p>
          </draw:text-box>
        </draw:frame>
        <draw:frame draw:style-name="gr33" draw:text-style-name="P4" draw:layer="layout" svg:width="5.158cm" svg:height="0.357cm" svg:x="1.983cm" svg:y="7.823cm">
          <draw:text-box>
            <text:p text:style-name="P2"><text:span text:style-name="T4">2016 – 2017 <text:s/>Evolua Educação </text:span></text:p>
          </draw:text-box>
        </draw:frame>
        <draw:frame draw:style-name="gr34" draw:text-style-name="P4" draw:layer="layout" svg:width="12.27cm" svg:height="0.357cm" svg:x="4.484cm" svg:y="8.264cm">
          <draw:text-box>
            <text:p text:style-name="P2"><text:span text:style-name="T5">Desenvolvimento .NET framework (C#), MSSQL, Agile Dev. (SCRUM) e DDD,</text:span></text:p>
          </draw:text-box>
        </draw:frame>
        <draw:frame draw:style-name="gr32" draw:text-style-name="P4" draw:layer="layout" svg:width="4.98cm" svg:height="0.357cm" svg:x="4.484cm" svg:y="8.596cm">
          <draw:text-box>
            <text:p text:style-name="P2"><text:span text:style-name="T5">Manutenção servidores Linux.</text:span></text:p>
          </draw:text-box>
        </draw:frame>
        <draw:frame draw:style-name="gr35" draw:text-style-name="P4" draw:layer="layout" svg:width="3.558cm" svg:height="0.357cm" svg:x="1.986cm" svg:y="9.022cm">
          <draw:text-box>
            <text:p text:style-name="P2"><text:span text:style-name="T4">2017 – 2018 <text:s/>O2Fund </text:span></text:p>
          </draw:text-box>
        </draw:frame>
        <draw:frame draw:style-name="gr36" draw:text-style-name="P4" draw:layer="layout" svg:width="15.648cm" svg:height="0.357cm" svg:x="4.487cm" svg:y="9.459cm">
          <draw:text-box>
            <text:p text:style-name="P2"><text:span text:style-name="T5">WebApp NextJS (React), Ruby on Rails, Node.JS e PostgreSQL, APIs tanto REST como GraphQL</text:span></text:p>
          </draw:text-box>
        </draw:frame>
        <draw:frame draw:style-name="gr37" draw:text-style-name="P4" draw:layer="layout" svg:width="3.202cm" svg:height="0.357cm" svg:x="4.487cm" svg:y="9.791cm">
          <draw:text-box>
            <text:p text:style-name="P2"><text:span text:style-name="T5">JavaScript (React)</text:span></text:p>
          </draw:text-box>
        </draw:frame>
        <draw:frame draw:style-name="gr38" draw:text-style-name="P4" draw:layer="layout" svg:width="4.803cm" svg:height="0.357cm" svg:x="4.487cm" svg:y="10.119cm">
          <draw:text-box>
            <text:p text:style-name="P2"><text:span text:style-name="T5">Node.JS PostgreSQL backend.</text:span></text:p>
          </draw:text-box>
        </draw:frame>
        <draw:frame draw:style-name="gr32" draw:text-style-name="P4" draw:layer="layout" svg:width="4.98cm" svg:height="0.357cm" svg:x="1.99cm" svg:y="10.621cm">
          <draw:text-box>
            <text:p text:style-name="P2"><text:span text:style-name="T4">2018 – 2019 <text:s/>Telefônica/Vivo</text:span></text:p>
          </draw:text-box>
        </draw:frame>
        <draw:frame draw:style-name="gr39" draw:text-style-name="P4" draw:layer="layout" svg:width="8.714cm" svg:height="0.357cm" svg:x="4.494cm" svg:y="11.041cm">
          <draw:text-box>
            <text:p text:style-name="P2"><text:span text:style-name="T5">Web/App Analytics (Desenvolvimento e Arquitetura)</text:span></text:p>
          </draw:text-box>
        </draw:frame>
        <draw:frame draw:style-name="gr40" draw:text-style-name="P4" draw:layer="layout" svg:width="16.182cm" svg:height="0.357cm" svg:x="4.494cm" svg:y="11.475cm">
          <draw:text-box>
            <text:p text:style-name="P2"><text:span text:style-name="T5">Google Tag Manager (GTM) – JavaScript ES6 – Firebase – AppsFlyer – Adjust <text:s/>- BigQuery - SQL</text:span></text:p>
          </draw:text-box>
        </draw:frame>
        <draw:frame draw:style-name="gr41" draw:text-style-name="P4" draw:layer="layout" svg:width="4.269cm" svg:height="0.357cm" svg:x="1.99cm" svg:y="12.019cm">
          <draw:text-box>
            <text:p text:style-name="P2"><text:span text:style-name="T4">2019 – 2019 <text:s/>TradersClub</text:span></text:p>
          </draw:text-box>
        </draw:frame>
        <draw:frame draw:style-name="gr42" draw:text-style-name="P4" draw:layer="layout" svg:width="13.337cm" svg:height="0.504cm" svg:x="4.491cm" svg:y="12.471cm">
          <draw:text-box>
            <text:p text:style-name="P2"><text:span text:style-name="T5">Desenvolvimento/Manutenção de portal voltado ao Mercado Financeiro em React</text:span></text:p>
          </draw:text-box>
        </draw:frame>
        <draw:frame draw:style-name="gr10" draw:text-style-name="P4" draw:layer="layout" svg:width="2.136cm" svg:height="0.357cm" svg:x="4.491cm" svg:y="12.802cm">
          <draw:text-box>
            <text:p text:style-name="P2"><text:span text:style-name="T5">React-Native</text:span></text:p>
          </draw:text-box>
        </draw:frame>
        <draw:frame draw:style-name="gr43" draw:text-style-name="P4" draw:layer="layout" svg:width="2.847cm" svg:height="0.357cm" svg:x="4.491cm" svg:y="13.23cm">
          <draw:text-box>
            <text:p text:style-name="P2"><text:span text:style-name="T5">GO[lang] backend</text:span></text:p>
          </draw:text-box>
        </draw:frame>
        <draw:frame draw:style-name="gr44" draw:text-style-name="P4" draw:layer="layout" svg:width="3.38cm" svg:height="0.357cm" svg:x="1.99cm" svg:y="13.724cm">
          <draw:text-box>
            <text:p text:style-name="P2"><text:span text:style-name="T4">2019 – 2020 <text:s/>Bettha</text:span></text:p>
          </draw:text-box>
        </draw:frame>
        <draw:frame draw:style-name="gr45" draw:text-style-name="P4" draw:layer="layout" svg:width="16.781cm" svg:height="0.42cm" svg:x="4.491cm" svg:y="14.142cm">
          <draw:text-box>
            <text:p text:style-name="P2"><text:span text:style-name="T5">Único membro Sr. da equipe, ficando com uma função mais livre, técnica e colaborativa.</text:span></text:p>
          </draw:text-box>
        </draw:frame>
        <draw:frame draw:style-name="gr46" draw:text-style-name="P4" draw:layer="layout" svg:width="4.625cm" svg:height="0.357cm" svg:x="4.491cm" svg:y="14.47cm">
          <draw:text-box>
            <text:p text:style-name="P2"><text:span text:style-name="T5">AngularJS/Angular frontend</text:span></text:p>
          </draw:text-box>
        </draw:frame>
        <draw:frame draw:style-name="gr47" draw:text-style-name="P4" draw:layer="layout" svg:width="10.114cm" svg:height="0.357cm" svg:x="4.491cm" svg:y="14.901cm">
          <draw:text-box>
            <text:p text:style-name="P2"><text:span text:style-name="T5">DevOps, CI. Arquitetura, documentação e criação de APIs</text:span></text:p>
          </draw:text-box>
        </draw:frame>
        <draw:frame draw:style-name="gr27" draw:text-style-name="P3" draw:layer="layout" svg:width="10.861cm" svg:height="0.399cm" svg:x="2.004cm" svg:y="0.659cm">
          <draw:text-box>
            <text:p text:style-name="P2"><text:span text:style-name="T2">[tiago@tiago-linuxbox:~]$</text:span><text:span text:style-name="T3"> cat contato</text:span></text:p>
          </draw:text-box>
        </draw:frame>
        <draw:frame draw:style-name="gr48" draw:text-style-name="P4" draw:layer="layout" svg:width="4.091cm" svg:height="0.357cm" svg:x="1.993cm" svg:y="15.425cm">
          <draw:text-box>
            <text:p text:style-name="P2"><text:span text:style-name="T4">2021 – 2021 <text:s/>CNN Brasil</text:span></text:p>
          </draw:text-box>
        </draw:frame>
        <draw:frame draw:style-name="gr49" draw:text-style-name="P5" draw:layer="layout" svg:width="14.759cm" svg:height="0.703cm" svg:x="4.494cm" svg:y="15.845cm">
          <draw:text-box>
            <text:p text:style-name="P2"><text:span text:style-name="T8">Migração blog em WordPress (Pro) para solução in house.</text:span></text:p>
            <text:p text:style-name="P2"><text:span text:style-name="T8">Soluções React and Gutenberg para frontend; Nuvem e Backend WordPress da Automatic</text:span></text:p>
          </draw:text-box>
        </draw:frame>
        <draw:frame draw:style-name="gr48" draw:text-style-name="P4" draw:layer="layout" svg:width="4.091cm" svg:height="0.357cm" svg:x="1.993cm" svg:y="16.626cm">
          <draw:text-box>
            <text:p text:style-name="P2"><text:span text:style-name="T4">2022 – </text:span><text:span text:style-name="T4"><text:tab/></text:span><text:span text:style-name="T4"> <text:s text:c="4"/>F1 Sales</text:span></text:p>
          </draw:text-box>
        </draw:frame>
        <draw:frame draw:style-name="gr49" draw:text-style-name="P5" draw:layer="layout" svg:width="14.759cm" svg:height="0.991cm" svg:x="4.494cm" svg:y="17.046cm">
          <draw:text-box>
            <text:p text:style-name="P2"><text:span text:style-name="T8">Criar soluções de integração com sistemas terceiros. </text:span></text:p>
            <text:p text:style-name="P2"><text:span text:style-name="T8">Desenvolver soluções junto com o time de produto</text:span></text:p>
            <text:p text:style-name="P2"><text:span text:style-name="T8">Ruby on Rails, MongoDB, TDD, AWS, Sidekiq, Redis, Heroku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cadia Code" svg:font-family="'Cascadia Code'" style:font-pitch="variable"/>
    <style:font-face style:name="Cascadia Code1" svg:font-family="'Cascadia Code'" style:font-pitch="fixed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onaco" svg:font-family="Monaco" style:font-pitch="variable"/>
    <style:font-face style:name="Monaco1" svg:font-family="Monaco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2T08:12:03.364715176</dc:date>
    <meta:editing-duration>PT26M12S</meta:editing-duration>
    <meta:editing-cycles>14</meta:editing-cycles>
    <meta:generator>LibreOffice/7.4.0.2$Linux_X86_64 LibreOffice_project/1512ce97d7ed39dce3121f7e15651fd8895f950e</meta:generator>
    <meta:document-statistic meta:object-count="57"/>
  </office:meta>
</office:document-meta>
</file>